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2">
      <style:text-properties fo:language="en" fo:country="US"/>
    </style:style>
    <style:style style:name="P139" style:family="paragraph" style:parent-style-name="Heading_20_2">
      <style:paragraph-properties fo:text-align="justify" style:justify-single-word="false"/>
    </style:style>
    <style:style style:name="P140" style:family="paragraph" style:parent-style-name="Heading_20_3">
      <style:text-properties fo:language="ru" fo:country="RU"/>
    </style:style>
    <style:style style:name="P14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52"/>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8"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8"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7780702504132518652" text:style-name="L1">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38"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промежности,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text:span><text:span text:style-name="T11">Как правило, о</text:span><text:span text:style-name="T11">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77"/>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text:soft-page-break/>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text:soft-page-break/>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oft-page-break/>–<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text:soft-page-break/>–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text:soft-page-break/>–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text:soft-page-break/>–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text:span><text:soft-page-break/><text:span text:style-name="T11">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text:soft-page-break/>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text:soft-page-break/>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text:soft-page-break/>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soft-page-break/>…</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text:soft-page-break/>–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text:soft-page-break/>–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text:soft-page-break/>–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oft-page-break/><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text:soft-page-break/></text:p>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oft-page-break/><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oft-page-break/><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text:soft-page-break/>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oft-page-break/><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oft-page-break/><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text:soft-page-break/>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oft-page-break/><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text:soft-page-break/>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text:span><text:soft-page-break/><text:span text:style-name="T1">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text:soft-page-break/>–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oft-page-break/>«<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text:soft-page-break/>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text:soft-page-break/>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text:soft-page-break/>–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text:soft-page-break/>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text:soft-page-break/></text:p>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text:soft-page-break/>–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text:soft-page-break/>–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text:soft-page-break/>&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oft-page-break/><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oft-page-break/><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text:soft-page-break/>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oft-page-break/><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oft-page-break/><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text:soft-page-break/>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oft-page-break/><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oft-page-break/><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text:soft-page-break/>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39"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text:soft-page-break/>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text:soft-page-break/>–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soft-page-break/>***</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text:soft-page-break/></text:p>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text:soft-page-break/>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text:soft-page-break/>2<text:span text:style-name="T1">4</text:span>. <text:span text:style-name="T1">Терра</text:span></text:h>
      <text:h text:style-name="P140"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oft-page-break/><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text:soft-page-break/>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0"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text:soft-page-break/>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text:soft-page-break/>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8"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text:soft-page-break/>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text:soft-page-break/>–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text:soft-page-break/>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text:soft-page-break/></text:p>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oft-page-break/><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text:soft-page-break/>–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oft-page-break/><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1T01:08:35.10</dc:date>
    <meta:editing-duration>P134DT21H18M35S</meta:editing-duration>
    <meta:editing-cycles>8175</meta:editing-cycles>
    <meta:generator>OpenOffice/4.1.1$Win32 OpenOffice.org_project/411m6$Build-9775</meta:generator>
    <meta:document-statistic meta:table-count="0" meta:image-count="0" meta:object-count="0" meta:page-count="207" meta:paragraph-count="4397" meta:word-count="96179" meta:character-count="609968"/>
    <dc:creator>макс </dc:creator>
  </office:meta>
</office:document-meta>
</file>